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#include &lt;stdio.h&gt;</text:p>
      <text:p text:style-name="Standard">#include &lt;stdlib.h&gt;</text:p>
      <text:p text:style-name="Standard">#include &lt;GL/glut.h&gt;</text:p>
      <text:p text:style-name="Standard">#include &lt;SOIL/SOIL.h&gt;</text:p>
      <text:p text:style-name="Standard">#include&lt;math.h&gt;</text:p>
      <text:p text:style-name="Standard">#include&lt;string.h&gt;</text:p>
      <text:p text:style-name="Standard"/>
      <text:p text:style-name="Standard">#define WINDOW_WIDTH 800</text:p>
      <text:p text:style-name="Standard">#define WINDOW_HEIGHT 600</text:p>
      <text:p text:style-name="Standard"/>
      <text:p text:style-name="Standard">#define SUN_RADIUS 50.0</text:p>
      <text:p text:style-name="Standard">#define PLANET_RADIUS 10.0</text:p>
      <text:p text:style-name="Standard">#define NUM_STARS 500</text:p>
      <text:p text:style-name="Standard"/>
      <text:p text:style-name="Standard"/>
      <text:p text:style-name="Standard">float radii[9]={ 60.0,10.0 ,12.0 ,15.0, 10.0 , 30.0 , 15.0 , 16.0 ,17.0};</text:p>
      <text:p text:style-name="Standard"/>
      <text:p text:style-name="Standard">GLfloat planetRotation = 0.0;</text:p>
      <text:p text:style-name="Standard">GLfloat cameraDistance = 400.0;</text:p>
      <text:p text:style-name="Standard">GLfloat cameraLongitude = 0.0;</text:p>
      <text:p text:style-name="Standard">GLfloat cameraLatitude = 0.0;</text:p>
      <text:p text:style-name="Standard"/>
      <text:p text:style-name="Standard">int rotationState = 1; // 0: stopped, 1: started</text:p>
      <text:p text:style-name="Standard"/>
      <text:p text:style-name="Standard">typedef struct {</text:p>
      <text:p text:style-name="Standard"><text:s text:c="4"/>char name[20];</text:p>
      <text:p text:style-name="Standard"><text:s text:c="4"/>char description[100];</text:p>
      <text:p text:style-name="Standard"><text:s text:c="4"/>GLfloat distance;</text:p>
      <text:p text:style-name="Standard"><text:s text:c="4"/>GLfloat rotationSpeed;</text:p>
      <text:p text:style-name="Standard"><text:s text:c="4"/>GLuint textureID;</text:p>
      <text:p text:style-name="Standard">} Planet;</text:p>
      <text:p text:style-name="Standard"/>
      <text:p text:style-name="Standard">Planet planets[9];</text:p>
      <text:p text:style-name="Standard"/>
      <text:p text:style-name="Standard">int currentPlanet = 0;</text:p>
      <text:p text:style-name="Standard"/>
      <text:p text:style-name="Standard">void initPlanets(void) {</text:p>
      <text:p text:style-name="Standard">strcpy(planets[0].name, "SUN ");</text:p>
      <text:p text:style-name="Standard"><text:s text:c="4"/>strcpy(planets[0].description, "Sun is the center part of solar system.");</text:p>
      <text:p text:style-name="Standard"><text:s text:c="4"/>planets[0].distance = 0.0;</text:p>
      <text:p text:style-name="Standard"><text:s text:c="4"/>planets[0].rotationSpeed = 0.0;</text:p>
      <text:p text:style-name="Standard"><text:s text:c="4"/></text:p>
      <text:p text:style-name="Standard"><text:s text:c="4"/>strcpy(planets[1].name, "Mercury");</text:p>
      <text:p text:style-name="Standard"><text:s text:c="4"/>strcpy(planets[1].description, "Mercury is the smallest planet in the Solar System and the closest to the Sun.");</text:p>
      <text:p text:style-name="Standard"><text:s text:c="4"/>planets[1].distance = 70.0;</text:p>
      <text:p text:style-name="Standard"><text:s text:c="4"/>planets[1].rotationSpeed = 16.0;</text:p>
      <text:p text:style-name="Standard"/>
      <text:p text:style-name="Standard"><text:s text:c="4"/>strcpy(planets[2].name, "Venus");</text:p>
      <text:p text:style-name="Standard"><text:s text:c="4"/>strcpy(planets[2].description, "Venus is the second planet from the Sun and is known as Earth's 'sister planet'.");</text:p>
      <text:p text:style-name="Standard"><text:s text:c="4"/>planets[2].distance = 90.0;</text:p>
      <text:soft-page-break/>
      <text:p text:style-name="Standard"><text:s text:c="4"/>planets[2].rotationSpeed = 20.0;</text:p>
      <text:p text:style-name="Standard"/>
      <text:p text:style-name="Standard"><text:s text:c="4"/>strcpy(planets[3].name, "Earth");</text:p>
      <text:p text:style-name="Standard"><text:s text:c="4"/>strcpy(planets[3].description, "Earth is the third planet from the Sun and is the only known celestial body to support life.");</text:p>
      <text:p text:style-name="Standard"><text:s text:c="4"/>planets[3].distance = 120.0;</text:p>
      <text:p text:style-name="Standard"><text:s text:c="4"/>planets[3].rotationSpeed = 22.0;</text:p>
      <text:p text:style-name="Standard"/>
      <text:p text:style-name="Standard"><text:s text:c="4"/>strcpy(planets[4].name, "Mars");</text:p>
      <text:p text:style-name="Standard"><text:s text:c="4"/>strcpy(planets[4].description, "Mars is the fourth planet from the Sun and is often called the 'Red Planet' due to its reddish appearance.");</text:p>
      <text:p text:style-name="Standard"><text:s text:c="4"/>planets[4].distance = 150.0;</text:p>
      <text:p text:style-name="Standard"><text:s text:c="4"/>planets[4].rotationSpeed = 11.0;</text:p>
      <text:p text:style-name="Standard"/>
      <text:p text:style-name="Standard"><text:s text:c="4"/>strcpy(planets[5].name, "Jupiter");</text:p>
      <text:p text:style-name="Standard"><text:s text:c="4"/>strcpy(planets[5].description, "Jupiter is the largest planet in the Solar System and is composed mostly of gas.");</text:p>
      <text:p text:style-name="Standard"><text:s text:c="4"/>planets[5].distance = 200.0;</text:p>
      <text:p text:style-name="Standard"><text:s text:c="4"/>planets[5].rotationSpeed = 25.0;</text:p>
      <text:p text:style-name="Standard"/>
      <text:p text:style-name="Standard"><text:s text:c="4"/>strcpy(planets[6].name, "Saturn");</text:p>
      <text:p text:style-name="Standard"><text:s text:c="4"/>strcpy(planets[6].description, "Saturn is the sixth planet from the Sun and is famous for its prominent ring system.");</text:p>
      <text:p text:style-name="Standard"><text:s text:c="4"/>planets[6].distance = 250.0;</text:p>
      <text:p text:style-name="Standard"><text:s text:c="4"/>planets[6].rotationSpeed = 20.5;</text:p>
      <text:p text:style-name="Standard"/>
      <text:p text:style-name="Standard"><text:s text:c="4"/>strcpy(planets[7].name, "Uranus");</text:p>
      <text:p text:style-name="Standard"><text:s text:c="4"/>strcpy(planets[7].description, "Uranus is the seventh planet from the Sun and is known for its unique sideways rotation.");</text:p>
      <text:p text:style-name="Standard"><text:s text:c="4"/>planets[7].distance = 300.0;</text:p>
      <text:p text:style-name="Standard"><text:s text:c="4"/>planets[7].rotationSpeed = 15.0;</text:p>
      <text:p text:style-name="Standard"/>
      <text:p text:style-name="Standard"><text:s text:c="4"/>strcpy(planets[8].name, "Neptune");</text:p>
      <text:p text:style-name="Standard"><text:s text:c="4"/>strcpy(planets[8].description, "Neptune is the eighth planet from the Sun and is known for its deep blue color.");</text:p>
      <text:p text:style-name="Standard"><text:s text:c="4"/>planets[8].distance = 350.0;</text:p>
      <text:p text:style-name="Standard"><text:s text:c="4"/>planets[8].rotationSpeed = 4.0;</text:p>
      <text:p text:style-name="Standard">}</text:p>
      <text:p text:style-name="Standard"/>
      <text:p text:style-name="Standard">void loadTextures(void) {</text:p>
      <text:p text:style-name="Standard"><text:s text:c="4"/>glGenTextures(9, &amp;(planets[0].textureID));</text:p>
      <text:p text:style-name="Standard"><text:s text:c="4"/></text:p>
      <text:p text:style-name="Standard"><text:s text:c="4"/>planets[0].textureID = SOIL_load_OGL_texture("/home/sharath/Downloads/s5.jpeg", SOIL_LOAD_AUTO, SOIL_CREATE_NEW_ID, SOIL_FLAG_INVERT_Y);</text:p>
      <text:p text:style-name="Standard"><text:s text:c="4"/>if (planets[0].textureID == 0) {</text:p>
      <text:p text:style-name="Standard"><text:s text:c="8"/>printf("Failed to load texture for Mercury\n");</text:p>
      <text:p text:style-name="Standard"><text:s text:c="4"/>}</text:p>
      <text:p text:style-name="Standard"/>
      <text:p text:style-name="Standard"><text:s text:c="4"/>planets[1].textureID = SOIL_load_OGL_texture("/home/sharath/Downloads/mercury.jpeg", SOIL_LOAD_AUTO, SOIL_CREATE_NEW_ID, SOIL_FLAG_INVERT_Y);</text:p>
      <text:p text:style-name="Standard"><text:s text:c="4"/>if (planets[1].textureID == 0) {</text:p>
      <text:p text:style-name="Standard"><text:s text:c="8"/>printf("Failed to load texture for Mercury\n");</text:p>
      <text:soft-page-break/>
      <text:p text:style-name="Standard"><text:s text:c="4"/>}</text:p>
      <text:p text:style-name="Standard"/>
      <text:p text:style-name="Standard"><text:s text:c="4"/>planets[2].textureID = SOIL_load_OGL_texture("/home/sharath/Downloads/venus.jpeg", SOIL_LOAD_AUTO, SOIL_CREATE_NEW_ID, SOIL_FLAG_INVERT_Y);</text:p>
      <text:p text:style-name="Standard"><text:s text:c="4"/>if (planets[2].textureID == 0) {</text:p>
      <text:p text:style-name="Standard"><text:s text:c="8"/>printf("Failed to load texture for Venus\n");</text:p>
      <text:p text:style-name="Standard"><text:s text:c="4"/>}</text:p>
      <text:p text:style-name="Standard"/>
      <text:p text:style-name="Standard"><text:s text:c="4"/>planets[3].textureID = SOIL_load_OGL_texture("/home/sharath/Downloads/earth.jpeg", SOIL_LOAD_AUTO, SOIL_CREATE_NEW_ID, SOIL_FLAG_INVERT_Y);</text:p>
      <text:p text:style-name="Standard"><text:s text:c="4"/>if (planets[3].textureID == 0) {</text:p>
      <text:p text:style-name="Standard"><text:s text:c="8"/>printf("Failed to load texture for Earth\n");</text:p>
      <text:p text:style-name="Standard"><text:s text:c="4"/>}</text:p>
      <text:p text:style-name="Standard"/>
      <text:p text:style-name="Standard"><text:s text:c="4"/>planets[4].textureID = SOIL_load_OGL_texture("/home/sharath/Downloads/mars.jpeg", SOIL_LOAD_AUTO, SOIL_CREATE_NEW_ID, SOIL_FLAG_INVERT_Y);</text:p>
      <text:p text:style-name="Standard"><text:s text:c="4"/>if (planets[4].textureID == 0) {</text:p>
      <text:p text:style-name="Standard"><text:s text:c="8"/>printf("Failed to load texture for Mars\n");</text:p>
      <text:p text:style-name="Standard"><text:s text:c="4"/>}</text:p>
      <text:p text:style-name="Standard"/>
      <text:p text:style-name="Standard"><text:s text:c="4"/>planets[5].textureID = SOIL_load_OGL_texture("/home/sharath/Downloads/jupiter1.jpeg", SOIL_LOAD_AUTO, SOIL_CREATE_NEW_ID, SOIL_FLAG_INVERT_Y);</text:p>
      <text:p text:style-name="Standard"><text:s text:c="4"/>if (planets[5].textureID == 0) {</text:p>
      <text:p text:style-name="Standard"><text:s text:c="8"/>printf("Failed to load texture for Jupiter\n");</text:p>
      <text:p text:style-name="Standard"><text:s text:c="4"/>}</text:p>
      <text:p text:style-name="Standard"/>
      <text:p text:style-name="Standard"><text:s text:c="4"/>planets[6].textureID = SOIL_load_OGL_texture("/home/sharath/Downloads/sat.jpeg", SOIL_LOAD_AUTO, SOIL_CREATE_NEW_ID, SOIL_FLAG_INVERT_Y);</text:p>
      <text:p text:style-name="Standard"><text:s text:c="4"/>if (planets[6].textureID == 0) {</text:p>
      <text:p text:style-name="Standard"><text:s text:c="8"/>printf("Failed to load texture for Saturn\n");</text:p>
      <text:p text:style-name="Standard"><text:s text:c="4"/>}</text:p>
      <text:p text:style-name="Standard"/>
      <text:p text:style-name="Standard"><text:s text:c="4"/>planets[7].textureID = SOIL_load_OGL_texture("/home/sharath/Downloads/Untitled.jpeg", SOIL_LOAD_AUTO, SOIL_CREATE_NEW_ID, SOIL_FLAG_INVERT_Y);</text:p>
      <text:p text:style-name="Standard"><text:s text:c="4"/>if (planets[7].textureID == 0) {</text:p>
      <text:p text:style-name="Standard"><text:s text:c="8"/>printf("Failed to load texture for Uranus\n");</text:p>
      <text:p text:style-name="Standard"><text:s text:c="4"/>}</text:p>
      <text:p text:style-name="Standard"/>
      <text:p text:style-name="Standard"><text:s text:c="4"/>planets[8].textureID = SOIL_load_OGL_texture("/home/sharath/Downloads/neptune.jpeg", SOIL_LOAD_AUTO, SOIL_CREATE_NEW_ID, SOIL_FLAG_INVERT_Y);</text:p>
      <text:p text:style-name="Standard"><text:s text:c="4"/>if (planets[8].textureID == 0) {</text:p>
      <text:p text:style-name="Standard"><text:s text:c="8"/>printf("Failed to load texture for Neptune\n");</text:p>
      <text:p text:style-name="Standard"><text:s text:c="4"/>}</text:p>
      <text:p text:style-name="Standard"/>
      <text:p text:style-name="Standard"><text:s text:c="4"/>// Check if all textures were loaded successfully</text:p>
      <text:p text:style-name="Standard"><text:s text:c="4"/>for (int i = 0; i &lt; 9; i++) {</text:p>
      <text:p text:style-name="Standard"><text:s text:c="8"/>if (planets[i].textureID == 0) {</text:p>
      <text:p text:style-name="Standard"><text:s text:c="12"/>printf("Failed to load texture for planet %d\n", i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void init(void) {</text:p>
      <text:p text:style-name="Standard"><text:s text:c="4"/>glClearColor(0.0, 0.0, 0.0, 0.0);</text:p>
      <text:p text:style-name="Standard"><text:s text:c="4"/>glEnable(GL_DEPTH_TEST);</text:p>
      <text:p text:style-name="Standard"><text:s text:c="4"/>glEnable(GL_LIGHTING);</text:p>
      <text:p text:style-name="Standard"><text:s text:c="4"/>glEnable(GL_LIGHT0);</text:p>
      <text:p text:style-name="Standard"><text:s text:c="4"/>glEnable(GL_COLOR_MATERIAL);</text:p>
      <text:p text:style-name="Standard"><text:s text:c="4"/>glEnable(GL_TEXTURE_2D);</text:p>
      <text:p text:style-name="Standard"/>
      <text:p text:style-name="Standard"><text:s text:c="4"/>initPlanets();</text:p>
      <text:p text:style-name="Standard"><text:s text:c="4"/>loadTextures();</text:p>
      <text:p text:style-name="Standard"/>
      <text:p text:style-name="Standard"><text:s text:c="4"/>glEnable(GL_LIGHTING);</text:p>
      <text:p text:style-name="Standard"><text:s text:c="4"/>glEnable(GL_LIGHT0);</text:p>
      <text:p text:style-name="Standard"><text:s text:c="4"/>glEnable(GL_DEPTH_TEST);</text:p>
      <text:p text:style-name="Standard"><text:s text:c="4"/>glEnable(GL_TEXTURE_2D);</text:p>
      <text:p text:style-name="Standard"/>
      <text:p text:style-name="Standard"><text:s text:c="4"/>GLfloat lightPosition[] = { 0.0, 0.0, 0.0, 1.0 };</text:p>
      <text:p text:style-name="Standard"><text:s text:c="4"/>GLfloat lightDiffuse[] = { 1.0, 1.0, 1.0, 1.0 };</text:p>
      <text:p text:style-name="Standard"><text:s text:c="4"/>GLfloat lightSpecular[] = { 1.0, 1.0, 1.0, 1.0 };</text:p>
      <text:p text:style-name="Standard"/>
      <text:p text:style-name="Standard"><text:s text:c="4"/>glLightfv(GL_LIGHT0, GL_POSITION, lightPosition);</text:p>
      <text:p text:style-name="Standard"><text:s text:c="4"/>glLightfv(GL_LIGHT0, GL_DIFFUSE, lightDiffuse);</text:p>
      <text:p text:style-name="Standard"><text:s text:c="4"/>glLightfv(GL_LIGHT0, GL_SPECULAR, lightSpecular);</text:p>
      <text:p text:style-name="Standard"/>
      <text:p text:style-name="Standard"><text:s text:c="4"/>glEnable(GL_COLOR_MATERIAL);</text:p>
      <text:p text:style-name="Standard"><text:s text:c="4"/>glColorMaterial(GL_FRONT, GL_AMBIENT_AND_DIFFUSE);</text:p>
      <text:p text:style-name="Standard"><text:s text:c="4"/>glMateriali(GL_FRONT, GL_SHININESS, 128);</text:p>
      <text:p text:style-name="Standard">}</text:p>
      <text:p text:style-name="Standard"/>
      <text:p text:style-name="Standard"/>
      <text:p text:style-name="Standard">void drawPlanet(GLfloat radius, GLfloat distance, GLfloat rotationSpeed, GLfloat colorR, GLfloat colorG, GLfloat colorB, GLuint textureID) {</text:p>
      <text:p text:style-name="Standard"><text:s text:c="4"/>GLfloat planetColor[] = { colorR, colorG, colorB, 1.0 };</text:p>
      <text:p text:style-name="Standard"><text:s text:c="4"/>GLfloat planetAmbient[] = { 0.2, 0.2, 0.2, 1.0 };</text:p>
      <text:p text:style-name="Standard"><text:s text:c="4"/>GLfloat planetSpecular[] = { 1.0, 1.0, 1.0, 1.0 };</text:p>
      <text:p text:style-name="Standard"><text:s text:c="4"/>glMaterialfv(GL_FRONT, GL_AMBIENT, planetAmbient);</text:p>
      <text:p text:style-name="Standard"><text:s text:c="4"/>glMaterialfv(GL_FRONT, GL_DIFFUSE, planetColor);</text:p>
      <text:p text:style-name="Standard"><text:s text:c="4"/>glMaterialfv(GL_FRONT, GL_SPECULAR, planetSpecular);</text:p>
      <text:p text:style-name="Standard"><text:s text:c="4"/>glMaterialf(GL_FRONT, GL_SHININESS, 50.0);</text:p>
      <text:p text:style-name="Standard"/>
      <text:p text:style-name="Standard"><text:s text:c="4"/>glPushMatrix();</text:p>
      <text:p text:style-name="Standard"><text:s text:c="4"/>glRotatef(planetRotation * rotationSpeed, 0.0, 1.0, 0.0);</text:p>
      <text:p text:style-name="Standard"><text:s text:c="4"/>glTranslatef(distance, 0.0, 0.0);</text:p>
      <text:p text:style-name="Standard">glBindTexture(GL_TEXTURE_2D, textureID);</text:p>
      <text:p text:style-name="Standard"/>
      <text:p text:style-name="Standard"><text:s text:c="4"/>// Draw the planet</text:p>
      <text:p text:style-name="Standard"><text:s text:c="4"/>GLUquadric *quadric = gluNewQuadric();</text:p>
      <text:p text:style-name="Standard"><text:s text:c="4"/>gluQuadricTexture(quadric, GL_TRUE);</text:p>
      <text:p text:style-name="Standard"><text:s text:c="4"/>gluSphere(quadric, radius, 32, 32);</text:p>
      <text:p text:style-name="Standard"/>
      <text:p text:style-name="Standard"><text:s text:c="4"/>// Draw the ring</text:p>
      <text:soft-page-break/>
      <text:p text:style-name="Standard"><text:s text:c="4"/>if (radius &gt; 0.0) {</text:p>
      <text:p text:style-name="Standard"><text:s text:c="8"/>glBindTexture(GL_TEXTURE_2D, 0); // Disable texture for the ring</text:p>
      <text:p text:style-name="Standard"><text:s text:c="8"/>glColor4f(0.8, 0.8, 0.8, 0.5); // Set the color and transparency of the ring</text:p>
      <text:p text:style-name="Standard"><text:s text:c="8"/>glRotatef(90.0, 1.0, 0.0, 0.0); // Rotate the ring to align with the planet's equator</text:p>
      <text:p text:style-name="Standard"><text:s text:c="8"/>gluDisk(quadric, radius +radius, radius +radius+ 2.0, 32, 32); // Draw the ring as a disk</text:p>
      <text:p text:style-name="Standard"><text:s text:c="4"/>}</text:p>
      <text:p text:style-name="Standard"/>
      <text:p text:style-name="Standard"><text:s text:c="4"/>gluDeleteQuadric(quadric);</text:p>
      <text:p text:style-name="Standard"/>
      <text:p text:style-name="Standard"><text:s text:c="4"/>glPopMatrix();</text:p>
      <text:p text:style-name="Standard">}</text:p>
      <text:p text:style-name="Standard"/>
      <text:p text:style-name="Standard">void drawPlanetInfo(void) {</text:p>
      <text:p text:style-name="Standard"><text:s text:c="4"/>glColor3f(1.0, 1.0, 1.0);</text:p>
      <text:p text:style-name="Standard"><text:s text:c="4"/>glPushMatrix();</text:p>
      <text:p text:style-name="Standard"><text:s text:c="4"/>glTranslatef(-250.0, -200.0, 0.0);</text:p>
      <text:p text:style-name="Standard"><text:s text:c="4"/>glScalef(0.15, 0.15, 0.15);</text:p>
      <text:p text:style-name="Standard"><text:s text:c="4"/>glRotatef(-cameraLongitude, 0.0, 1.0, 0.0);</text:p>
      <text:p text:style-name="Standard"><text:s text:c="4"/>glRotatef(cameraLatitude, 1.0, 0.0, 0.0);</text:p>
      <text:p text:style-name="Standard"/>
      <text:p text:style-name="Standard"><text:s text:c="4"/>// Display planet information</text:p>
      <text:p text:style-name="Standard"><text:s text:c="4"/>char info[200];</text:p>
      <text:p text:style-name="Standard"><text:s text:c="4"/>sprintf(info, "Planet: %s\n\nDescription: %s", planets[currentPlanet].name, planets[currentPlanet].description);</text:p>
      <text:p text:style-name="Standard"><text:s text:c="4"/>glScalef(0.5, 0.5, 0.5);</text:p>
      <text:p text:style-name="Standard"><text:s text:c="4"/>for (int i = 0; i &lt; strlen(info); i++) {</text:p>
      <text:p text:style-name="Standard"><text:s text:c="4"/>glColor3f(1,1,1);</text:p>
      <text:p text:style-name="Standard"><text:s text:c="8"/>glutStrokeCharacter(GLUT_STROKE_ROMAN, info[i]);</text:p>
      <text:p text:style-name="Standard"><text:s text:c="4"/>}</text:p>
      <text:p text:style-name="Standard"/>
      <text:p text:style-name="Standard"><text:s text:c="4"/>glPopMatrix();</text:p>
      <text:p text:style-name="Standard">}</text:p>
      <text:p text:style-name="Standard"/>
      <text:p text:style-name="Standard">void display(void) {</text:p>
      <text:p text:style-name="Standard"><text:s text:c="4"/>glClear(GL_COLOR_BUFFER_BIT | GL_DEPTH_BUFFER_BIT);</text:p>
      <text:p text:style-name="Standard"><text:s text:c="4"/>glLoadIdentity();</text:p>
      <text:p text:style-name="Standard"><text:s text:c="4"/>gluLookAt(cameraDistance * cos(cameraLongitude * 0.0174533) * sin(cameraLatitude * 0.0174533),</text:p>
      <text:p text:style-name="Standard"><text:s text:c="8"/>cameraDistance * sin(cameraLongitude * 0.0174533) * sin(cameraLatitude * 0.0174533),</text:p>
      <text:p text:style-name="Standard"><text:s text:c="8"/>cameraDistance * cos(cameraLatitude * 0.0174533), 0.0, 0.0, 0.0, 0.0, 1.0, 0.0);</text:p>
      <text:p text:style-name="Standard"/>
      <text:p text:style-name="Standard"><text:s text:c="2"/></text:p>
      <text:p text:style-name="Standard"><text:s text:c="4"/>int m=0;</text:p>
      <text:p text:style-name="Standard"><text:s text:c="3"/>glEnable(GL_TEXTURE_2D);</text:p>
      <text:p text:style-name="Standard"><text:s text:c="4"/>for (int i = 0; i &lt; 9; i++) {</text:p>
      <text:p text:style-name="Standard"><text:s text:c="8"/>glPushMatrix();</text:p>
      <text:p text:style-name="Standard"><text:s text:c="8"/>glRotatef(planetRotation * planets[i].rotationSpeed, 0.0, 1.0, 0.0);</text:p>
      <text:p text:style-name="Standard"><text:s text:c="8"/>glTranslatef(planets[i].distance, 0.0, 0.0);</text:p>
      <text:p text:style-name="Standard"><text:s text:c="8"/>glBindTexture(GL_TEXTURE_2D, planets[i].textureID);</text:p>
      <text:p text:style-name="Standard"><text:s text:c="8"/>if (i == 6) { // Add ring to Saturn</text:p>
      <text:p text:style-name="Standard"><text:s text:c="12"/>drawPlanet(radii[i], 0.0, 1.0, 1.0, 1.0, 1.0, planets[i].textureID);</text:p>
      <text:p text:style-name="Standard"><text:s text:c="8"/>} else {</text:p>
      <text:soft-page-break/>
      <text:p text:style-name="Standard"><text:s text:c="12"/>drawPlanet(radii[i], 0.0, 1.0, 1.0, 1.0, 1.0, planets[i].textureID);</text:p>
      <text:p text:style-name="Standard"><text:s text:c="8"/>}</text:p>
      <text:p text:style-name="Standard"><text:s text:c="8"/>glPopMatrix();</text:p>
      <text:p text:style-name="Standard"><text:s text:c="8"/>m++;</text:p>
      <text:p text:style-name="Standard"><text:s text:c="4"/>}</text:p>
      <text:p text:style-name="Standard"/>
      <text:p text:style-name="Standard"><text:s text:c="8"/>drawPlanetInfo();</text:p>
      <text:p text:style-name="Standard"><text:s text:c="4"/></text:p>
      <text:p text:style-name="Standard"><text:s text:c="4"/>glutSwapBuffers();</text:p>
      <text:p text:style-name="Standard">}</text:p>
      <text:p text:style-name="Standard">void reshape(int w, int h) {</text:p>
      <text:p text:style-name="Standard"><text:s text:c="4"/>glViewport(0, 0, (GLsizei)w, (GLsizei)h);</text:p>
      <text:p text:style-name="Standard"><text:s text:c="4"/>glMatrixMode(GL_PROJECTION);</text:p>
      <text:p text:style-name="Standard"><text:s text:c="4"/>glLoadIdentity();</text:p>
      <text:p text:style-name="Standard"><text:s text:c="4"/>gluPerspective(60.0, (GLfloat)w / (GLfloat)h,1.0, 1000.0);</text:p>
      <text:p text:style-name="Standard"><text:s text:c="4"/>glMatrixMode(GL_MODELVIEW);</text:p>
      <text:p text:style-name="Standard"><text:s text:c="4"/>glLoadIdentity();</text:p>
      <text:p text:style-name="Standard">}</text:p>
      <text:p text:style-name="Standard"/>
      <text:p text:style-name="Standard">void idle(void) {</text:p>
      <text:p text:style-name="Standard"><text:s text:c="4"/>if (rotationState == 1) {</text:p>
      <text:p text:style-name="Standard"><text:s text:c="8"/>planetRotation += 0.01; // Speed of planet rotation</text:p>
      <text:p text:style-name="Standard"><text:s text:c="8"/></text:p>
      <text:p text:style-name="Standard"><text:s text:c="4"/>}</text:p>
      <text:p text:style-name="Standard"><text:s text:c="4"/>glutPostRedisplay();</text:p>
      <text:p text:style-name="Standard">}</text:p>
      <text:p text:style-name="Standard"/>
      <text:p text:style-name="Standard">void menu(int value) {</text:p>
      <text:p text:style-name="Standard"><text:s text:c="4"/>if (value == 0) {</text:p>
      <text:p text:style-name="Standard"><text:s text:c="8"/>rotationState = 1; // Start rotation</text:p>
      <text:p text:style-name="Standard"><text:s text:c="4"/>} else if (value == 1) {</text:p>
      <text:p text:style-name="Standard"><text:s text:c="8"/>rotationState = 0; // Stop rotation</text:p>
      <text:p text:style-name="Standard"><text:s text:c="4"/>} else if (value == 2) {</text:p>
      <text:p text:style-name="Standard"><text:s text:c="8"/>// Display planet information</text:p>
      <text:p text:style-name="Standard"><text:s text:c="8"/>printf("Planet: %s\n", planets[currentPlanet].name);</text:p>
      <text:p text:style-name="Standard"><text:s text:c="8"/>printf("Description: %s\n", planets[currentPlanet].description);</text:p>
      <text:p text:style-name="Standard"><text:s text:c="4"/>} else if (value &gt;= 3 &amp;&amp; value &lt;= 11) {</text:p>
      <text:p text:style-name="Standard"><text:s text:c="8"/>currentPlanet = value - 3;</text:p>
      <text:p text:style-name="Standard"><text:s text:c="4"/>}</text:p>
      <text:p text:style-name="Standard">}</text:p>
      <text:p text:style-name="Standard"/>
      <text:p text:style-name="Standard">void specialKeys(int key, int x, int y) {</text:p>
      <text:p text:style-name="Standard"><text:s text:c="4"/>switch (key) {</text:p>
      <text:p text:style-name="Standard"><text:s text:c="8"/>case GLUT_KEY_LEFT:</text:p>
      <text:p text:style-name="Standard"><text:s text:c="12"/>cameraLongitude -= 1.0;</text:p>
      <text:p text:style-name="Standard"><text:s text:c="12"/>break;</text:p>
      <text:p text:style-name="Standard"><text:s text:c="8"/>case GLUT_KEY_RIGHT:</text:p>
      <text:p text:style-name="Standard"><text:s text:c="12"/>cameraLongitude += 1.0;</text:p>
      <text:p text:style-name="Standard"><text:s text:c="12"/>break;</text:p>
      <text:p text:style-name="Standard"><text:s text:c="8"/>case GLUT_KEY_UP:</text:p>
      <text:p text:style-name="Standard"><text:s text:c="12"/>if (cameraLatitude &lt; 90.0)</text:p>
      <text:p text:style-name="Standard"><text:s text:c="16"/>cameraLatitude += 1.0;</text:p>
      <text:soft-page-break/>
      <text:p text:style-name="Standard"><text:s text:c="12"/>break;</text:p>
      <text:p text:style-name="Standard"><text:s text:c="8"/>case GLUT_KEY_DOWN:</text:p>
      <text:p text:style-name="Standard"><text:s text:c="12"/>if (cameraLatitude &gt; -90.0)</text:p>
      <text:p text:style-name="Standard"><text:s text:c="16"/>cameraLatitude -= 1.0;</text:p>
      <text:p text:style-name="Standard"><text:s text:c="12"/>break;</text:p>
      <text:p text:style-name="Standard"><text:s text:c="4"/>}</text:p>
      <text:p text:style-name="Standard"><text:s text:c="4"/>glutPostRedisplay();</text:p>
      <text:p text:style-name="Standard">}</text:p>
      <text:p text:style-name="Standard">void mouse(int button, int state, int x, int y) {</text:p>
      <text:p text:style-name="Standard"><text:s text:c="4"/>if (button == GLUT_LEFT_BUTTON &amp;&amp; state == GLUT_DOWN) {</text:p>
      <text:p text:style-name="Standard"><text:s text:c="8"/>GLint viewport[4];</text:p>
      <text:p text:style-name="Standard"><text:s text:c="8"/>GLdouble modelview[16];</text:p>
      <text:p text:style-name="Standard"><text:s text:c="8"/>GLdouble projection[16];</text:p>
      <text:p text:style-name="Standard"><text:s text:c="8"/>GLfloat winX, winY, winZ;</text:p>
      <text:p text:style-name="Standard"><text:s text:c="8"/>GLdouble posX, posY, posZ;</text:p>
      <text:p text:style-name="Standard"/>
      <text:p text:style-name="Standard"><text:s text:c="8"/>glGetIntegerv(GL_VIEWPORT, viewport);</text:p>
      <text:p text:style-name="Standard"><text:s text:c="8"/>glGetDoublev(GL_MODELVIEW_MATRIX, modelview);</text:p>
      <text:p text:style-name="Standard"><text:s text:c="8"/>glGetDoublev(GL_PROJECTION_MATRIX, projection);</text:p>
      <text:p text:style-name="Standard"/>
      <text:p text:style-name="Standard"><text:s text:c="8"/>winX = (float)x;</text:p>
      <text:p text:style-name="Standard"><text:s text:c="8"/>winY = (float)(viewport[3] - y); // Flip the y-coordinate</text:p>
      <text:p text:style-name="Standard"><text:s text:c="8"/>glReadPixels(x, (int)winY, 1, 1, GL_DEPTH_COMPONENT, GL_FLOAT, &amp;winZ);</text:p>
      <text:p text:style-name="Standard"/>
      <text:p text:style-name="Standard"><text:s text:c="8"/>gluUnProject(winX, winY, winZ, modelview, projection, viewport, &amp;posX, &amp;posY, &amp;posZ);</text:p>
      <text:p text:style-name="Standard"/>
      <text:p text:style-name="Standard"><text:s text:c="8"/>// Check if the click intersects with any planet here</text:p>
      <text:p text:style-name="Standard"><text:s text:c="8"/>for (int i = 0; i &lt; 9; i++) {</text:p>
      <text:p text:style-name="Standard"><text:s text:c="12"/>GLfloat planetX = planets[i].distance * cos(planetRotation * planets[i].rotationSpeed);</text:p>
      <text:p text:style-name="Standard"><text:s text:c="12"/>GLfloat planetY = 0.0;</text:p>
      <text:p text:style-name="Standard"><text:s text:c="12"/>GLfloat planetZ = planets[i].distance * sin(planetRotation * planets[i].rotationSpeed);</text:p>
      <text:p text:style-name="Standard"><text:s text:c="12"/>GLfloat distance = sqrt(pow(posX - planetX, 2) + pow(posY - planetY, 2) + pow(posZ - planetZ, 2));</text:p>
      <text:p text:style-name="Standard"><text:s text:c="12"/>if (distance &lt;= PLANET_RADIUS) {</text:p>
      <text:p text:style-name="Standard"><text:s text:c="16"/>currentPlanet = i;</text:p>
      <text:p text:style-name="Standard"><text:s text:c="16"/>break;</text:p>
      <text:p text:style-name="Standard"><text:s text:c="12"/>}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>int main(int argc, char** argv) {</text:p>
      <text:p text:style-name="Standard"><text:s text:c="4"/>glutInit(&amp;argc, argv);</text:p>
      <text:p text:style-name="Standard"><text:s text:c="4"/>glutInitDisplayMode(GLUT_DOUBLE | GLUT_RGB | GLUT_DEPTH);</text:p>
      <text:p text:style-name="Standard"><text:s text:c="4"/>glutInitWindowSize(WINDOW_WIDTH, WINDOW_HEIGHT);</text:p>
      <text:p text:style-name="Standard"><text:s text:c="4"/>glutCreateWindow("Solar System");</text:p>
      <text:p text:style-name="Standard"/>
      <text:p text:style-name="Standard"><text:s text:c="4"/>init();</text:p>
      <text:p text:style-name="Standard"/>
      <text:p text:style-name="Standard"><text:s text:c="4"/>glutDisplayFunc(display);</text:p>
      <text:p text:style-name="Standard"><text:s text:c="4"/>glutReshapeFunc(reshape);</text:p>
      <text:soft-page-break/>
      <text:p text:style-name="Standard"><text:s text:c="4"/>glutIdleFunc(idle);</text:p>
      <text:p text:style-name="Standard"><text:s text:c="4"/>glutSpecialFunc(specialKeys);</text:p>
      <text:p text:style-name="Standard"><text:s text:c="4"/>glutMouseFunc(mouse);</text:p>
      <text:p text:style-name="Standard"/>
      <text:p text:style-name="Standard"><text:s text:c="4"/>int planetMenu = glutCreateMenu(menu);</text:p>
      <text:p text:style-name="Standard"><text:s text:c="4"/>glutAddMenuEntry("Sun" , 3);</text:p>
      <text:p text:style-name="Standard"><text:s text:c="4"/>glutAddMenuEntry("Mercury", 4);</text:p>
      <text:p text:style-name="Standard"><text:s text:c="4"/>glutAddMenuEntry("Venus", 5);</text:p>
      <text:p text:style-name="Standard"><text:s text:c="4"/>glutAddMenuEntry("Earth", 6);</text:p>
      <text:p text:style-name="Standard"><text:s text:c="4"/>glutAddMenuEntry("Mars", 7);</text:p>
      <text:p text:style-name="Standard"><text:s text:c="4"/>glutAddMenuEntry("Jupiter", 8);</text:p>
      <text:p text:style-name="Standard"><text:s text:c="4"/>glutAddMenuEntry("Saturn", 9);</text:p>
      <text:p text:style-name="Standard"><text:s text:c="4"/>glutAddMenuEntry("Uranus", 10);</text:p>
      <text:p text:style-name="Standard"><text:s text:c="4"/>glutAddMenuEntry("Neptune", 11);</text:p>
      <text:p text:style-name="Standard"/>
      <text:p text:style-name="Standard"><text:s text:c="4"/>glutCreateMenu(menu);</text:p>
      <text:p text:style-name="Standard"><text:s text:c="4"/>glutAddMenuEntry("Start Rotation", 0);</text:p>
      <text:p text:style-name="Standard"><text:s text:c="4"/>glutAddMenuEntry("Stop Rotation", 1);</text:p>
      <text:p text:style-name="Standard"><text:s text:c="4"/>glutAddMenuEntry("Planet Information", 2);</text:p>
      <text:p text:style-name="Standard"><text:s text:c="4"/>glutAddSubMenu("Select Planet", planetMenu);</text:p>
      <text:p text:style-name="Standard"><text:s text:c="4"/>glutAttachMenu(GLUT_RIGHT_BUTTON);</text:p>
      <text:p text:style-name="Standard"/>
      <text:p text:style-name="Standard"><text:s text:c="4"/>glutMainLoop();</text:p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dhvi Adiga</meta:initial-creator>
    <dc:creator>Sadhvi Adiga</dc:creator>
    <meta:creation-date>2023-08-31T15:37:00Z</meta:creation-date>
    <dc:date>2023-08-31T15:38:00Z</dc:date>
    <meta:template xlink:href="Normal.dotm" xlink:type="simple"/>
    <meta:editing-cycles>2</meta:editing-cycles>
    <meta:editing-duration>PT60S</meta:editing-duration>
    <meta:document-statistic meta:page-count="8" meta:paragraph-count="25" meta:word-count="1883" meta:character-count="12596" meta:row-count="89" meta:non-whitespace-character-count="10738"/>
  </office:meta>
</office:document-meta>
</file>